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ln</mi>
            <mrow>
              <mo fence="true" stretchy="false">(</mo>
              <mrow>
                <msup>
                  <mi>x</mi>
                  <mi>n</mi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ln</mi>
            </mrow>
            <mrow>
              <mo fence="true" stretchy="false">(</mo>
              <mrow>
                <mrow>
                  <mi>x</mi>
                  <mo stretchy="false">∗</mo>
                  <mi>x</mi>
                  <mo stretchy="false">∗</mo>
                  <mi>x</mi>
                  <mo stretchy="false">∗</mo>
                  <mn>...</mn>
                  <mo stretchy="false">∗</mo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 mathvariant="italic">es</mi>
                  <mi mathvariant="italic">decir</mi>
                  <mi>,</mi>
                  <mi>x</mi>
                  <mi mathvariant="italic">multiplicado</mi>
                  <mi mathvariant="italic">por</mi>
                  <mi mathvariant="italic">sí</mi>
                  <mi mathvariant="italic">mismo</mi>
                  <mi>'</mi>
                  <mi>n</mi>
                  <mi>'</mi>
                  <mi mathvariant="italic">veces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...</mn>
              <mo stretchy="false">+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false">(</mo>
              <mrow>
                <mrow>
                  <mi mathvariant="italic">es</mi>
                  <mi mathvariant="italic">decir</mi>
                  <mi>,</mi>
                  <mi>l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umado</mi>
                  <mi>'</mi>
                  <mi>n</mi>
                  <mi>'</mi>
                  <mi mathvariant="italic">veces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i>n</mi>
                <mo stretchy="false">∗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ln( x^n )
newline
newline
`=ln( x*x*x*...*x ) ( es decir, x multiplicado por sí mismo 'n' veces )
newline
newline
`=ln(x)+ln(x)+ln(x)+...+ln(x) ( es decir, ln(x) sumado 'n' veces )
newline
newline
`=n*ln(x)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11:54:46.009765586</meta:creation-date>
    <dc:date>2020-05-14T11:56:31.487735544</dc:date>
    <meta:editing-duration>PT1M45S</meta:editing-duration>
    <meta:editing-cycles>3</meta:editing-cycles>
    <meta:generator>LibreOffice/6.4.3.2$Linux_X86_64 LibreOffice_project/40$Build-2</meta:generator>
  </office:meta>
</office:document-meta>
</file>